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5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5154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 style:data-style-name="N14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2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name-complex="Arial Unicode M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ear_costs_fixed_tasks_timing_experiment_results" table:style-name="ta1">
        <table:table-column table:style-name="co1" table:default-cell-style-name="ce25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row table:style-name="ro1">
          <table:table-cell table:style-name="ce24" office:value-type="string" calcext:value-type="string">
            <text:p>Scheduler_Name</text:p>
          </table:table-cell>
          <table:table-cell table:style-name="ce24" office:value-type="string" calcext:value-type="string">
            <text:p>Num_Tasks</text:p>
          </table:table-cell>
          <table:table-cell table:style-name="ce24" office:value-type="string" calcext:value-type="string">
            <text:p>Num_Resources</text:p>
          </table:table-cell>
          <table:table-cell table:style-name="ce24" office:value-type="string" calcext:value-type="string">
            <text:p>Execution_Time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55089975427836" calcext:value-type="float">
            <text:p>0.000755089975427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6.0549422189943" calcext:value-type="float">
            <text:p>76.054942218994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297953522997" calcext:value-type="float">
            <text:p>29.29795352299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2468116349774" calcext:value-type="float">
            <text:p>49.246811634977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636510071345" calcext:value-type="float">
            <text:p>0.011063651007134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6609201985411" calcext:value-type="float">
            <text:p>0.2266092019854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837237964035" calcext:value-type="float">
            <text:p>75.83723796403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5769703835249" calcext:value-type="float">
            <text:p>0.0007576970383524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3377529460122" calcext:value-type="float">
            <text:p>49.337752946012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2124839797616" calcext:value-type="float">
            <text:p>0.011212483979761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7458970970474" calcext:value-type="float">
            <text:p>0.22745897097047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9732167310431" calcext:value-type="float">
            <text:p>29.973216731043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7363373069675" calcext:value-type="float">
            <text:p>75.736337306967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145265297032893" calcext:value-type="float">
            <text:p>0.0014526529703289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0337517129956" calcext:value-type="float">
            <text:p>49.033751712995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40213983506" calcext:value-type="float">
            <text:p>0.01104021398350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2712957998738" calcext:value-type="float">
            <text:p>0.22271295799873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0085267380346" calcext:value-type="float">
            <text:p>30.008526738034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9563920159708" calcext:value-type="float">
            <text:p>29.956392015970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1305008977652" calcext:value-type="float">
            <text:p>0.22130500897765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4421800673008" calcext:value-type="float">
            <text:p>0.0007442180067300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6461851850036" calcext:value-type="float">
            <text:p>48.646185185003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710060107522" calcext:value-type="float">
            <text:p>0.01107100601075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73102835397" calcext:value-type="float">
            <text:p>75.7310283539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3704800023697" calcext:value-type="float">
            <text:p>0.01137048000236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5583401839831" calcext:value-type="float">
            <text:p>29.558340183983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5165591989644" calcext:value-type="float">
            <text:p>48.51655919896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8934898370062" calcext:value-type="float">
            <text:p>75.893489837006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1486444992479" calcext:value-type="float">
            <text:p>0.22148644499247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29338033124805" calcext:value-type="float">
            <text:p>0.00072933803312480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026980487979" calcext:value-type="float">
            <text:p>49.02698048797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91519991960377" calcext:value-type="float">
            <text:p>0.00069151999196037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2599389976822" calcext:value-type="float">
            <text:p>0.011259938997682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9935811129981" calcext:value-type="float">
            <text:p>29.993581112998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8109814620111" calcext:value-type="float">
            <text:p>75.810981462011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9360466008075" calcext:value-type="float">
            <text:p>0.22936046600807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591360135004" calcext:value-type="float">
            <text:p>0.01105913601350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9855865709833" calcext:value-type="float">
            <text:p>75.985586570983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43091974779964" calcext:value-type="float">
            <text:p>0.00064309197477996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7834309975151" calcext:value-type="float">
            <text:p>0.22783430997515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0328433690011" calcext:value-type="float">
            <text:p>30.032843369001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491649723961" calcext:value-type="float">
            <text:p>48.49164972396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0848458770197" calcext:value-type="float">
            <text:p>49.08484587701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7504287390038" calcext:value-type="float">
            <text:p>75.750428739003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395740963053" calcext:value-type="float">
            <text:p>0.01139574096305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31288762995973" calcext:value-type="float">
            <text:p>0.23128876299597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1429992810008" calcext:value-type="float">
            <text:p>30.142999281000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31411036010832" calcext:value-type="float">
            <text:p>0.00063141103601083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95864965766668" calcext:value-type="float">
            <text:p>0.00079586496576666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6825044779689" calcext:value-type="float">
            <text:p>48.682504477968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3774257989135" calcext:value-type="float">
            <text:p>0.2237742579891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917041815992" calcext:value-type="float">
            <text:p>75.9170418159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8934205619735" calcext:value-type="float">
            <text:p>29.893420561973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45679973904" calcext:value-type="float">
            <text:p>0.0110456799739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7206341940328" calcext:value-type="float">
            <text:p>75.720634194032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6409103022888" calcext:value-type="float">
            <text:p>0.22640910302288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1973011450027" calcext:value-type="float">
            <text:p>30.197301145002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7364789209678" calcext:value-type="float">
            <text:p>48.736478920967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28712999261916" calcext:value-type="float">
            <text:p>0.00072871299926191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5290160174482" calcext:value-type="float">
            <text:p>0.01152901601744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6.0784514489933" calcext:value-type="float">
            <text:p>76.078451448993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0872804988176" calcext:value-type="float">
            <text:p>0.22087280498817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842118392" calcext:value-type="float">
            <text:p>29.84211839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89943034760654" calcext:value-type="float">
            <text:p>0.00078994303476065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3591720000841" calcext:value-type="float">
            <text:p>0.011359172000084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7416532450006" calcext:value-type="float">
            <text:p>48.741653245000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7093289109762" calcext:value-type="float">
            <text:p>29.709328910976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09766970272176" calcext:value-type="float">
            <text:p>0.010976697027217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84102007653564" calcext:value-type="float">
            <text:p>0.000684102007653564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562500133994" calcext:value-type="float">
            <text:p>48.5625001339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6.0652946620248" calcext:value-type="float">
            <text:p>76.065294662024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3016062984243" calcext:value-type="float">
            <text:p>0.22301606298424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1783435230027" calcext:value-type="float">
            <text:p>49.178343523002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0942918015644" calcext:value-type="float">
            <text:p>0.0109429180156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5601426339708" calcext:value-type="float">
            <text:p>75.560142633970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7963779005222" calcext:value-type="float">
            <text:p>0.22796377900522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2990688629798" calcext:value-type="float">
            <text:p>30.299068862979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85436010826379" calcext:value-type="float">
            <text:p>0.0006854360108263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6.075560909987" calcext:value-type="float">
            <text:p>76.07556090998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3695287015289" calcext:value-type="float">
            <text:p>0.22369528701528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1787592099863" calcext:value-type="float">
            <text:p>30.178759209986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592319003771991" calcext:value-type="float">
            <text:p>0.00059231900377199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580218854011" calcext:value-type="float">
            <text:p>49.58021885401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2833870225586" calcext:value-type="float">
            <text:p>0.011283387022558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3577549927868" calcext:value-type="float">
            <text:p>0.011357754992786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5330063025467" calcext:value-type="float">
            <text:p>0.22533006302546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7381159850047" calcext:value-type="float">
            <text:p>75.738115985004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5384048299748" calcext:value-type="float">
            <text:p>48.538404829974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0202333410271" calcext:value-type="float">
            <text:p>30.020233341027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37364985980094" calcext:value-type="float">
            <text:p>0.00073736498598009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1381110036746" calcext:value-type="float">
            <text:p>0.011138111003674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9366681639804" calcext:value-type="float">
            <text:p>29.936668163980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6763382030185" calcext:value-type="float">
            <text:p>0.22676338203018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97352981660515" calcext:value-type="float">
            <text:p>0.00069735298166051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1295906229643" calcext:value-type="float">
            <text:p>49.129590622964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9802265220205" calcext:value-type="float">
            <text:p>75.980226522020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17538991011679" calcext:value-type="float">
            <text:p>0.0007175389910116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9464118839824" calcext:value-type="float">
            <text:p>75.946411883982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878780251369" calcext:value-type="float">
            <text:p>0.011087878025136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4391471012495" calcext:value-type="float">
            <text:p>0.22439147101249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9501739770058" calcext:value-type="float">
            <text:p>29.950173977005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491476160998" calcext:value-type="float">
            <text:p>48.49147616099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098246963229" calcext:value-type="float">
            <text:p>0.01109824696322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7752010978293" calcext:value-type="float">
            <text:p>0.2277520109782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9571410950157" calcext:value-type="float">
            <text:p>75.957141095015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662879028823227" calcext:value-type="float">
            <text:p>0.00066287902882322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587791456026" calcext:value-type="float">
            <text:p>29.58779145602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1932560360292" calcext:value-type="float">
            <text:p>49.19325603602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4767629139824" calcext:value-type="float">
            <text:p>75.476762913982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3924070028588" calcext:value-type="float">
            <text:p>0.011392407002858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24532001186162" calcext:value-type="float">
            <text:p>0.00072453200118616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9.2484954079846" calcext:value-type="float">
            <text:p>49.248495407984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1412344952114" calcext:value-type="float">
            <text:p>0.22141234495211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.7215973860002" calcext:value-type="float">
            <text:p>29.721597386000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.191109899024" calcext:value-type="float">
            <text:p>30.19110989902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225038072967436" calcext:value-type="float">
            <text:p>0.22503807296743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00751824991311878" calcext:value-type="float">
            <text:p>0.00075182499131187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.4912292180234" calcext:value-type="float">
            <text:p>48.491229218023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0112377820187248" calcext:value-type="float">
            <text:p>0.011237782018724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5.7872785640066" calcext:value-type="float">
            <text:p>75.787278564006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2459295764565" calcext:value-type="float">
            <text:p>0.0022245929576456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72310000017751" calcext:value-type="float">
            <text:p>0.5723100000177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232790139038" calcext:value-type="float">
            <text:p>197.23279013903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7193410024047" calcext:value-type="float">
            <text:p>0.020719341002404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397842863982" calcext:value-type="float">
            <text:p>114.39784286398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2846008559573" calcext:value-type="float">
            <text:p>67.284600855957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15048901736736" calcext:value-type="float">
            <text:p>0.0021504890173673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3.516421482025" calcext:value-type="float">
            <text:p>113.51642148202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4212220269255" calcext:value-type="float">
            <text:p>0.020421222026925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4403445983771" calcext:value-type="float">
            <text:p>0.5644034459837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083769223013" calcext:value-type="float">
            <text:p>197.08376922301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2492025590036" calcext:value-type="float">
            <text:p>68.249202559003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10144696757197" calcext:value-type="float">
            <text:p>0.002101446967571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7928357680212" calcext:value-type="float">
            <text:p>68.792835768021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5194000261836" calcext:value-type="float">
            <text:p>0.0195194000261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5.929580170021" calcext:value-type="float">
            <text:p>195.92958017002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2849521986209" calcext:value-type="float">
            <text:p>0.56284952198620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3.674727418984" calcext:value-type="float">
            <text:p>113.67472741898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17126304050908" calcext:value-type="float">
            <text:p>0.0021712630405090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0248530018143" calcext:value-type="float">
            <text:p>0.020024853001814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5160886349622" calcext:value-type="float">
            <text:p>68.516088634962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3.639818971045" calcext:value-type="float">
            <text:p>113.63981897104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780559991021" calcext:value-type="float">
            <text:p>197.78055999102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435659992043" calcext:value-type="float">
            <text:p>0.56743565999204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5942989666946" calcext:value-type="float">
            <text:p>0.019594298966694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35938600962982" calcext:value-type="float">
            <text:p>0.0023593860096298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58871448104" calcext:value-type="float">
            <text:p>114.588714481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96421725495" calcext:value-type="float">
            <text:p>196.9642172549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4231897770078" calcext:value-type="float">
            <text:p>68.423189777007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9650595018175" calcext:value-type="float">
            <text:p>0.56965059501817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248344392981" calcext:value-type="float">
            <text:p>196.24834439298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3.77719130402" calcext:value-type="float">
            <text:p>113.7771913040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4396128160297" calcext:value-type="float">
            <text:p>67.43961281602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545114026871" calcext:value-type="float">
            <text:p>0.56754511402687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3000949695706" calcext:value-type="float">
            <text:p>0.020300094969570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39523500204086" calcext:value-type="float">
            <text:p>0.0023952350020408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3452939749695" calcext:value-type="float">
            <text:p>0.02034529397496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8.038678783982" calcext:value-type="float">
            <text:p>198.03867878398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806594840018" calcext:value-type="float">
            <text:p>114.80659484001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07070499891415" calcext:value-type="float">
            <text:p>0.0020707049989141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9043728999677" calcext:value-type="float">
            <text:p>67.904372899967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300399998203" calcext:value-type="float">
            <text:p>0.56730039999820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258208969608" calcext:value-type="float">
            <text:p>0.02025820896960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5.869223196001" calcext:value-type="float">
            <text:p>115.86922319600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7789728940115" calcext:value-type="float">
            <text:p>67.77897289401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663463926991" calcext:value-type="float">
            <text:p>197.66346392699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109677009285" calcext:value-type="float">
            <text:p>0.56710967700928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18658096855506" calcext:value-type="float">
            <text:p>0.0021865809685550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2806300735101" calcext:value-type="float">
            <text:p>0.0022280630073510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34932334302" calcext:value-type="float">
            <text:p>114.349323343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234683953051" calcext:value-type="float">
            <text:p>196.23468395305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00087679550052" calcext:value-type="float">
            <text:p>0.020008767955005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3199239957612" calcext:value-type="float">
            <text:p>0.56319923995761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9925261220196" calcext:value-type="float">
            <text:p>67.992526122019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5724425960216" calcext:value-type="float">
            <text:p>68.572442596021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424294719007" calcext:value-type="float">
            <text:p>114.4242947190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955213557987" calcext:value-type="float">
            <text:p>196.95521355798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870787985157" calcext:value-type="float">
            <text:p>0.56787078798515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316149991937" calcext:value-type="float">
            <text:p>0.01931614999193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2444901010022" calcext:value-type="float">
            <text:p>0.0022244490101002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16333498246968" calcext:value-type="float">
            <text:p>0.0021633349824696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20.551653875038" calcext:value-type="float">
            <text:p>120.55165387503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757568962406" calcext:value-type="float">
            <text:p>0.56775756896240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7317500133067" calcext:value-type="float">
            <text:p>0.019731750013306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256770277978" calcext:value-type="float">
            <text:p>197.25677027797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0411291379714" calcext:value-type="float">
            <text:p>68.041129137971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72195335989818" calcext:value-type="float">
            <text:p>0.57219533598981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3.493568161037" calcext:value-type="float">
            <text:p>113.49356816103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4509824180277" calcext:value-type="float">
            <text:p>67.450982418027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4816496483982" calcext:value-type="float">
            <text:p>0.002248164964839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628326607985" calcext:value-type="float">
            <text:p>197.62832660798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4054209860042" calcext:value-type="float">
            <text:p>0.019405420986004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595318462991" calcext:value-type="float">
            <text:p>114.59531846299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3334867998492" calcext:value-type="float">
            <text:p>0.5633348679984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2585628079833" calcext:value-type="float">
            <text:p>67.25856280798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579306158004" calcext:value-type="float">
            <text:p>196.57930615800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3327398998663" calcext:value-type="float">
            <text:p>0.0022332739899866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5671209949069" calcext:value-type="float">
            <text:p>0.01956712099490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7.074674722971" calcext:value-type="float">
            <text:p>197.07467472297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2592529929243" calcext:value-type="float">
            <text:p>0.019259252992924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628103161987" calcext:value-type="float">
            <text:p>114.62810316198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2778286570101" calcext:value-type="float">
            <text:p>67.277828657010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6493232036009" calcext:value-type="float">
            <text:p>0.56649323203600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06028099637479" calcext:value-type="float">
            <text:p>0.0020602809963747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37024590023793" calcext:value-type="float">
            <text:p>0.023702459002379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56080345995724" calcext:value-type="float">
            <text:p>0.55608034599572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3890977679985" calcext:value-type="float">
            <text:p>68.389097767998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0963300671428" calcext:value-type="float">
            <text:p>0.0022096330067142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464335756958" calcext:value-type="float">
            <text:p>114.4643357569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675462079002" calcext:value-type="float">
            <text:p>196.67546207900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3165812920197" calcext:value-type="float">
            <text:p>67.316581292019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7109104162082" calcext:value-type="float">
            <text:p>0.002271091041620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85925208003" calcext:value-type="float">
            <text:p>196.8592520800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265196199005" calcext:value-type="float">
            <text:p>114.26519619900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2021999969147" calcext:value-type="float">
            <text:p>0.56202199996914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3389469641261" calcext:value-type="float">
            <text:p>0.019338946964126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44977400870994" calcext:value-type="float">
            <text:p>0.0024497740087099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1979544450296" calcext:value-type="float">
            <text:p>68.197954445029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055564399983" calcext:value-type="float">
            <text:p>114.05556439998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2139220307581" calcext:value-type="float">
            <text:p>0.019213922030758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8809438031167" calcext:value-type="float">
            <text:p>0.56880943803116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8.500882046006" calcext:value-type="float">
            <text:p>198.5008820460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01.027295858949" calcext:value-type="float">
            <text:p>201.02729585894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9459299110458" calcext:value-type="float">
            <text:p>67.945929911045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194649689947255" calcext:value-type="float">
            <text:p>0.019464968994725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8518449959811" calcext:value-type="float">
            <text:p>0.56851844995981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25029501598328" calcext:value-type="float">
            <text:p>0.0022502950159832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045928111009" calcext:value-type="float">
            <text:p>114.04592811100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.2601365239825" calcext:value-type="float">
            <text:p>67.260136523982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7168514011428" calcext:value-type="float">
            <text:p>0.5671685140114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6.253188250004" calcext:value-type="float">
            <text:p>196.25318825000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31694302055985" calcext:value-type="float">
            <text:p>0.0023169430205598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4.630904475984" calcext:value-type="float">
            <text:p>114.63090447598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34550010063685" calcext:value-type="float">
            <text:p>0.023455001006368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8.5599348079995" calcext:value-type="float">
            <text:p>68.55993480799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5.960380503035" calcext:value-type="float">
            <text:p>195.96038050303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13.884339506971" calcext:value-type="float">
            <text:p>113.88433950697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021345850545913" calcext:value-type="float">
            <text:p>0.002134585054591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0220630759722553" calcext:value-type="float">
            <text:p>0.022063075972255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568422354001086" calcext:value-type="float">
            <text:p>0.56842235400108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70499898074195" calcext:value-type="float">
            <text:p>0.0047049989807419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13192587031517" calcext:value-type="float">
            <text:p>0.91319258703151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721053829999" calcext:value-type="float">
            <text:p>106.7210538299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411377362965" calcext:value-type="float">
            <text:p>318.41137736296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0.108800193004" calcext:value-type="float">
            <text:p>180.10880019300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3283320022747" calcext:value-type="float">
            <text:p>0.02832833200227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9.609457442013" calcext:value-type="float">
            <text:p>319.60945744201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56460000714287" calcext:value-type="float">
            <text:p>0.0045646000071428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79947329545394" calcext:value-type="float">
            <text:p>0.027994732954539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1497523401631" calcext:value-type="float">
            <text:p>0.9149752340163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0.545913897979" calcext:value-type="float">
            <text:p>180.54591389797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322233173996" calcext:value-type="float">
            <text:p>107.32223317399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20.093196890026" calcext:value-type="float">
            <text:p>320.09319689002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3008112104144" calcext:value-type="float">
            <text:p>0.9300811210414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4944709856063" calcext:value-type="float">
            <text:p>0.028494470985606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8.968933843018" calcext:value-type="float">
            <text:p>108.96893384301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4606698369607" calcext:value-type="float">
            <text:p>0.0046460669836960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944624342024" calcext:value-type="float">
            <text:p>179.9446243420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6.280804061971" calcext:value-type="float">
            <text:p>316.28080406197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3526409766637" calcext:value-type="float">
            <text:p>0.028352640976663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683796933037" calcext:value-type="float">
            <text:p>179.68379693303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2600000901148" calcext:value-type="float">
            <text:p>0.0046260000090114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8609361988492" calcext:value-type="float">
            <text:p>0.9286093619884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224893614999" calcext:value-type="float">
            <text:p>107.22489361499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2504860078916" calcext:value-type="float">
            <text:p>0.028250486007891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16872428031638" calcext:value-type="float">
            <text:p>0.91687242803163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8.957907387987" calcext:value-type="float">
            <text:p>178.95790738798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50424000155181" calcext:value-type="float">
            <text:p>0.0045042400015518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5.472080191015" calcext:value-type="float">
            <text:p>105.472080191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344248973997" calcext:value-type="float">
            <text:p>318.34424897399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55857603810728" calcext:value-type="float">
            <text:p>0.0045585760381072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8.085113279987" calcext:value-type="float">
            <text:p>178.08511327998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12792328977957" calcext:value-type="float">
            <text:p>0.91279232897795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7.770932765969" calcext:value-type="float">
            <text:p>317.77093276596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71126359584741" calcext:value-type="float">
            <text:p>0.027112635958474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5.285654897045" calcext:value-type="float">
            <text:p>105.28565489704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8.310385371966" calcext:value-type="float">
            <text:p>178.31038537196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6568901902065" calcext:value-type="float">
            <text:p>0.0046656890190206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31317116017453" calcext:value-type="float">
            <text:p>0.93131711601745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667828201025" calcext:value-type="float">
            <text:p>106.66782820102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79628339922056" calcext:value-type="float">
            <text:p>0.0279628339922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039852066024" calcext:value-type="float">
            <text:p>318.0398520660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48881025298" calcext:value-type="float">
            <text:p>318.4888102529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953727158019" calcext:value-type="float">
            <text:p>106.95372715801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2620509983972" calcext:value-type="float">
            <text:p>0.92262050998397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840861091972" calcext:value-type="float">
            <text:p>179.84086109197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8746699807234" calcext:value-type="float">
            <text:p>0.028874669980723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9551200512797" calcext:value-type="float">
            <text:p>0.004695512005127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16870834014844" calcext:value-type="float">
            <text:p>0.9168708340148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7.790319436986" calcext:value-type="float">
            <text:p>317.79031943698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755849845998" calcext:value-type="float">
            <text:p>179.75584984599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5518210148439" calcext:value-type="float">
            <text:p>0.028551821014843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7088201548904" calcext:value-type="float">
            <text:p>0.0046708820154890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804173432" calcext:value-type="float">
            <text:p>106.80417343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879524376011" calcext:value-type="float">
            <text:p>106.87952437601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3425460220315" calcext:value-type="float">
            <text:p>0.028342546022031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9873582033906" calcext:value-type="float">
            <text:p>0.92987358203390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2.387501374003" calcext:value-type="float">
            <text:p>182.38750137400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2244497612119" calcext:value-type="float">
            <text:p>0.004622444976121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9.515690227971" calcext:value-type="float">
            <text:p>319.51569022797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9742206993979" calcext:value-type="float">
            <text:p>0.92974220699397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5171379800886" calcext:value-type="float">
            <text:p>0.02851713798008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9.199245936994" calcext:value-type="float">
            <text:p>319.19924593699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004576597014" calcext:value-type="float">
            <text:p>107.00457659701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896035999991" calcext:value-type="float">
            <text:p>0.00489603599999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0.793746465002" calcext:value-type="float">
            <text:p>180.79374646500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152028472978" calcext:value-type="float">
            <text:p>107.15202847297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3437269972637" calcext:value-type="float">
            <text:p>0.028343726997263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0.625630167022" calcext:value-type="float">
            <text:p>180.62563016702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2706200778484" calcext:value-type="float">
            <text:p>0.0046270620077848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20.141063667019" calcext:value-type="float">
            <text:p>320.14106366701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6428167033009" calcext:value-type="float">
            <text:p>0.92642816703300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851569919032" calcext:value-type="float">
            <text:p>179.85156991903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2002663020976" calcext:value-type="float">
            <text:p>0.92200266302097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086175358971" calcext:value-type="float">
            <text:p>107.0861753589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9.175997418002" calcext:value-type="float">
            <text:p>319.17599741800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4297900907695" calcext:value-type="float">
            <text:p>0.0046429790090769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5051909741014" calcext:value-type="float">
            <text:p>0.028505190974101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3454100135714" calcext:value-type="float">
            <text:p>0.028345410013571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057696992997" calcext:value-type="float">
            <text:p>107.0576969929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4320782010909" calcext:value-type="float">
            <text:p>0.9243207820109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9.834477427008" calcext:value-type="float">
            <text:p>319.83447742700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530166499083862" calcext:value-type="float">
            <text:p>0.0053016649908386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667885117" calcext:value-type="float">
            <text:p>179.66788511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797272528987" calcext:value-type="float">
            <text:p>179.79727252898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370244181016" calcext:value-type="float">
            <text:p>106.37024418101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1357700005174" calcext:value-type="float">
            <text:p>0.028135770000517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304143613961" calcext:value-type="float">
            <text:p>318.30414361396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285271409899" calcext:value-type="float">
            <text:p>0.928527140989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6331699863076" calcext:value-type="float">
            <text:p>0.0046633169986307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8.646352652984" calcext:value-type="float">
            <text:p>178.64635265298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5.610066878027" calcext:value-type="float">
            <text:p>105.61006687802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30921988037881" calcext:value-type="float">
            <text:p>0.93092198803788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2484909985214" calcext:value-type="float">
            <text:p>0.02824849099852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279025775031" calcext:value-type="float">
            <text:p>318.27902577503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77906200103462" calcext:value-type="float">
            <text:p>0.0047790620010346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0676499642432" calcext:value-type="float">
            <text:p>0.0046067649964243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7.297645733983" calcext:value-type="float">
            <text:p>107.2976457339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530008512957" calcext:value-type="float">
            <text:p>318.53000851295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0.393908769009" calcext:value-type="float">
            <text:p>180.39390876900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1815963195404" calcext:value-type="float">
            <text:p>0.9181596319540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73811260121875" calcext:value-type="float">
            <text:p>0.027381126012187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3514277698705" calcext:value-type="float">
            <text:p>0.9351427769870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52953897183761" calcext:value-type="float">
            <text:p>0.0045295389718376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0.057998488017" calcext:value-type="float">
            <text:p>180.05799848801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780498271983" calcext:value-type="float">
            <text:p>106.7804982719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7.603630667029" calcext:value-type="float">
            <text:p>317.60363066702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0521389795467" calcext:value-type="float">
            <text:p>0.028052138979546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7368401587009" calcext:value-type="float">
            <text:p>0.0046736840158700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40395628975239" calcext:value-type="float">
            <text:p>0.9403956289752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8.510946966009" calcext:value-type="float">
            <text:p>318.51094696600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856872868026" calcext:value-type="float">
            <text:p>179.85687286802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0013110022992" calcext:value-type="float">
            <text:p>0.02800131100229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6.955821803014" calcext:value-type="float">
            <text:p>106.9558218030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7.496936764976" calcext:value-type="float">
            <text:p>317.49693676497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9.722494625952" calcext:value-type="float">
            <text:p>179.72249462595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0465617398731411" calcext:value-type="float">
            <text:p>0.0046561739873141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93655502499314" calcext:value-type="float">
            <text:p>0.9365550249931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5.468006938987" calcext:value-type="float">
            <text:p>105.46800693898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0280063539976254" calcext:value-type="float">
            <text:p>0.028006353997625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9.099942079978" calcext:value-type="float">
            <text:p>149.09994207997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58985399827361" calcext:value-type="float">
            <text:p>0.0085898539982736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5328697500518" calcext:value-type="float">
            <text:p>1.3532869750051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73882779967971" calcext:value-type="float">
            <text:p>0.03738827799679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1.103538336" calcext:value-type="float">
            <text:p>441.10353833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8.381786914018" calcext:value-type="float">
            <text:p>248.3817869140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1.626612262975" calcext:value-type="float">
            <text:p>441.62661226297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1430270220153" calcext:value-type="float">
            <text:p>0.008143027022015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4.454002409999" calcext:value-type="float">
            <text:p>244.45400240999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5053639980033" calcext:value-type="float">
            <text:p>0.036505363998003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7.883507287013" calcext:value-type="float">
            <text:p>147.88350728701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238852309878" calcext:value-type="float">
            <text:p>1.32388523098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2.734502188978" calcext:value-type="float">
            <text:p>442.73450218897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32560000708327" calcext:value-type="float">
            <text:p>0.0083256000070832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5.222593740036" calcext:value-type="float">
            <text:p>245.22259374003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4388279849663" calcext:value-type="float">
            <text:p>0.036438827984966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9.216655682016" calcext:value-type="float">
            <text:p>149.21665568201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3470584097086" calcext:value-type="float">
            <text:p>1.334705840970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747255299997" calcext:value-type="float">
            <text:p>440.7472552999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2954414002597" calcext:value-type="float">
            <text:p>1.329544140025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9.278751497041" calcext:value-type="float">
            <text:p>149.27875149704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29610700020567" calcext:value-type="float">
            <text:p>0.0082961070002056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4.512882398965" calcext:value-type="float">
            <text:p>244.51288239896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71069689863361" calcext:value-type="float">
            <text:p>0.037106968986336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44202248996589" calcext:value-type="float">
            <text:p>1.4420224899658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53.501245627995" calcext:value-type="float">
            <text:p>153.5012456279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57.257967547979" calcext:value-type="float">
            <text:p>457.25796754797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80031419917941" calcext:value-type="float">
            <text:p>0.038003141991794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61910602543503" calcext:value-type="float">
            <text:p>0.0086191060254350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54.066348465043" calcext:value-type="float">
            <text:p>254.06634846504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53.612373876036" calcext:value-type="float">
            <text:p>153.61237387603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57.203331492958" calcext:value-type="float">
            <text:p>257.2033314929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57.960802679008" calcext:value-type="float">
            <text:p>457.96080267900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50216846598778" calcext:value-type="float">
            <text:p>1.5021684659877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85673840064555" calcext:value-type="float">
            <text:p>0.038567384006455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994743703631684" calcext:value-type="float">
            <text:p>0.0099474370363168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402135910117067" calcext:value-type="float">
            <text:p>0.040213591011706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966434896690771" calcext:value-type="float">
            <text:p>0.009664348966907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64.657151723979" calcext:value-type="float">
            <text:p>464.65715172397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61.983625813038" calcext:value-type="float">
            <text:p>261.98362581303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63538883504225" calcext:value-type="float">
            <text:p>1.6353888350422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57.431009274034" calcext:value-type="float">
            <text:p>157.43100927403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531328990997" calcext:value-type="float">
            <text:p>440.5313289909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4083739895141" calcext:value-type="float">
            <text:p>1.3408373989514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17741098580882" calcext:value-type="float">
            <text:p>0.0081774109858088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4.698471632029" calcext:value-type="float">
            <text:p>244.69847163202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88305369997397" calcext:value-type="float">
            <text:p>0.03883053699973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136571355048" calcext:value-type="float">
            <text:p>148.13657135504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72250729706138" calcext:value-type="float">
            <text:p>0.037225072970613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4143960999791" calcext:value-type="float">
            <text:p>1.341439609997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37.892983184021" calcext:value-type="float">
            <text:p>437.89298318402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554609058017" calcext:value-type="float">
            <text:p>148.55460905801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2.544301535992" calcext:value-type="float">
            <text:p>242.54430153599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11301701469347" calcext:value-type="float">
            <text:p>0.0081130170146934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43936199089512" calcext:value-type="float">
            <text:p>0.0084393619908951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2303196698194" calcext:value-type="float">
            <text:p>1.3230319669819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80501109757461" calcext:value-type="float">
            <text:p>0.03805011097574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39.008068276977" calcext:value-type="float">
            <text:p>439.00806827697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6.887434141012" calcext:value-type="float">
            <text:p>146.88743414101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4.413260595989" calcext:value-type="float">
            <text:p>244.41326059598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1.886685081001" calcext:value-type="float">
            <text:p>241.88668508100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6831109859049" calcext:value-type="float">
            <text:p>0.036683110985904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363478912972" calcext:value-type="float">
            <text:p>440.36347891297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0544319935143" calcext:value-type="float">
            <text:p>0.008054431993514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2726372603793" calcext:value-type="float">
            <text:p>1.3272637260379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574425220024" calcext:value-type="float">
            <text:p>148.5744252200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39.442116802966" calcext:value-type="float">
            <text:p>439.44211680296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18607397377491" calcext:value-type="float">
            <text:p>0.0081860739737749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728431688971" calcext:value-type="float">
            <text:p>148.72843168897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2.251253876952" calcext:value-type="float">
            <text:p>242.25125387695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6625749738887" calcext:value-type="float">
            <text:p>0.036662574973888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1731911899988" calcext:value-type="float">
            <text:p>1.3173191189998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07017803890631" calcext:value-type="float">
            <text:p>0.0080701780389063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827863611979" calcext:value-type="float">
            <text:p>148.827863611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39.624762390973" calcext:value-type="float">
            <text:p>439.62476239097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40509537304752" calcext:value-type="float">
            <text:p>1.4050953730475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79674220457673" calcext:value-type="float">
            <text:p>0.037967422045767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4.345135017997" calcext:value-type="float">
            <text:p>244.3451350179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6.306845401006" calcext:value-type="float">
            <text:p>146.30684540100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3110629841685" calcext:value-type="float">
            <text:p>0.036311062984168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2876028504688" calcext:value-type="float">
            <text:p>1.3287602850468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752748122963" calcext:value-type="float">
            <text:p>440.75274812296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8.495061204012" calcext:value-type="float">
            <text:p>248.49506120401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22340697050095" calcext:value-type="float">
            <text:p>0.008223406970500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341600815998" calcext:value-type="float">
            <text:p>440.34160081599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91354049788788" calcext:value-type="float">
            <text:p>0.039135404978878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52581299841404" calcext:value-type="float">
            <text:p>0.00852581299841404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5.039264042047" calcext:value-type="float">
            <text:p>245.03926404204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553488009959" calcext:value-type="float">
            <text:p>148.55348800995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2049962499877" calcext:value-type="float">
            <text:p>1.3204996249987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22602497646585" calcext:value-type="float">
            <text:p>0.008226024976465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239888203039" calcext:value-type="float">
            <text:p>440.23988820303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4.702283012972" calcext:value-type="float">
            <text:p>244.70228301297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6.857039962022" calcext:value-type="float">
            <text:p>146.85703996202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188951810007" calcext:value-type="float">
            <text:p>1.318895181000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7214959696867" calcext:value-type="float">
            <text:p>0.036721495969686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77471630345099" calcext:value-type="float">
            <text:p>0.037747163034509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864814324013" calcext:value-type="float">
            <text:p>148.86481432401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2.387699877028" calcext:value-type="float">
            <text:p>242.387699877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313747197972" calcext:value-type="float">
            <text:p>440.31374719797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3620470500318" calcext:value-type="float">
            <text:p>1.3362047050031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63585097249597" calcext:value-type="float">
            <text:p>0.0086358509724959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5490649798885" calcext:value-type="float">
            <text:p>0.008549064979888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8.213960196008" calcext:value-type="float">
            <text:p>248.21396019600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1406695704209" calcext:value-type="float">
            <text:p>1.3140669570420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6.604819313041" calcext:value-type="float">
            <text:p>146.60481931304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66730399546213" calcext:value-type="float">
            <text:p>0.03667303995462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39.552129370975" calcext:value-type="float">
            <text:p>439.55212937097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74019829905592" calcext:value-type="float">
            <text:p>0.037401982990559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3454342902405" calcext:value-type="float">
            <text:p>1.3345434290240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1.929582103039" calcext:value-type="float">
            <text:p>241.9295821030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0.519769517006" calcext:value-type="float">
            <text:p>440.51976951700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8.469851420028" calcext:value-type="float">
            <text:p>148.46985142002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03586200345308" calcext:value-type="float">
            <text:p>0.0080358620034530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0815505400532857" calcext:value-type="float">
            <text:p>0.0081550540053285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0382232900010422" calcext:value-type="float">
            <text:p>0.038223290001042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2.233760064992" calcext:value-type="float">
            <text:p>242.2337600649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39.195692864014" calcext:value-type="float">
            <text:p>439.19569286401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49.025496957998" calcext:value-type="float">
            <text:p>149.02549695799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.35903541202424" calcext:value-type="float">
            <text:p>1.3590354120242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095884101233" calcext:value-type="float">
            <text:p>1.7609588410123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394534302992" calcext:value-type="float">
            <text:p>184.39453430299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60496499435976" calcext:value-type="float">
            <text:p>0.046049649943597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9.052286540973" calcext:value-type="float">
            <text:p>309.0522865409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1.027746998007" calcext:value-type="float">
            <text:p>561.02774699800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0872160079889" calcext:value-type="float">
            <text:p>0.013087216007988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18.721895514987" calcext:value-type="float">
            <text:p>318.7218955149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9.888441624993" calcext:value-type="float">
            <text:p>559.88844162499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28982189926319" calcext:value-type="float">
            <text:p>0.012898218992631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4738028203137" calcext:value-type="float">
            <text:p>1.7473802820313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7.177912259009" calcext:value-type="float">
            <text:p>187.17791225900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61065960116684" calcext:value-type="float">
            <text:p>0.046106596011668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55305899959058" calcext:value-type="float">
            <text:p>0.045530589995905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6045760009438" calcext:value-type="float">
            <text:p>0.013604576000943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777419561986" calcext:value-type="float">
            <text:p>308.77741956198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469612796791" calcext:value-type="float">
            <text:p>1.764696127967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0.177150807984" calcext:value-type="float">
            <text:p>560.17715080798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509353381" calcext:value-type="float">
            <text:p>184.50935338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2756420234218" calcext:value-type="float">
            <text:p>0.044275642023421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3170760236681" calcext:value-type="float">
            <text:p>0.013317076023668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0.288519006979" calcext:value-type="float">
            <text:p>560.28851900697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794977315993" calcext:value-type="float">
            <text:p>184.79497731599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765846599825" calcext:value-type="float">
            <text:p>1.7576584659982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388709385996" calcext:value-type="float">
            <text:p>308.38870938599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816029898124" calcext:value-type="float">
            <text:p>1.75816029898124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6.512802968966" calcext:value-type="float">
            <text:p>306.5128029689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1.546834016976" calcext:value-type="float">
            <text:p>561.54683401697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28740660147741" calcext:value-type="float">
            <text:p>0.012874066014774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892510670004" calcext:value-type="float">
            <text:p>184.89251067000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0952540375292" calcext:value-type="float">
            <text:p>0.044095254037529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407698901836" calcext:value-type="float">
            <text:p>1.7540769890183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2250410388224" calcext:value-type="float">
            <text:p>0.013225041038822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7.392779193993" calcext:value-type="float">
            <text:p>187.39277919399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62088779895566" calcext:value-type="float">
            <text:p>0.046208877989556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9.21973923" calcext:value-type="float">
            <text:p>309.219739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9.355104004964" calcext:value-type="float">
            <text:p>559.35510400496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141843105666" calcext:value-type="float">
            <text:p>1.7514184310566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906002957025" calcext:value-type="float">
            <text:p>308.90600295702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051468023099" calcext:value-type="float">
            <text:p>0.04405146802309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7.21097818698" calcext:value-type="float">
            <text:p>187.210978186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8.407175423054" calcext:value-type="float">
            <text:p>558.40717542305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6373229906894" calcext:value-type="float">
            <text:p>0.013637322990689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300844309968" calcext:value-type="float">
            <text:p>184.30084430996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29639729857445" calcext:value-type="float">
            <text:p>0.012963972985744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0.963666468975" calcext:value-type="float">
            <text:p>560.96366646897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502903710003011" calcext:value-type="float">
            <text:p>0.050290371000301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561321075016" calcext:value-type="float">
            <text:p>308.56132107501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957391097676" calcext:value-type="float">
            <text:p>1.7695739109767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423283039825" calcext:value-type="float">
            <text:p>1.742328303982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4442080333829" calcext:value-type="float">
            <text:p>0.044444208033382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9.076276079984" calcext:value-type="float">
            <text:p>309.07627607998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2856300333515" calcext:value-type="float">
            <text:p>0.01328563003335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8.512550243002" calcext:value-type="float">
            <text:p>558.51255024300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5.211946765019" calcext:value-type="float">
            <text:p>185.21194676501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51170739834197" calcext:value-type="float">
            <text:p>0.045117073983419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84205331601" calcext:value-type="float">
            <text:p>308.8420533160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436078897968" calcext:value-type="float">
            <text:p>184.43607889796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2169530261308" calcext:value-type="float">
            <text:p>0.013216953026130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9.753236279998" calcext:value-type="float">
            <text:p>559.75323627999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534389803419" calcext:value-type="float">
            <text:p>1.7653438980341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8.607518601988" calcext:value-type="float">
            <text:p>188.60751860198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77889201371" calcext:value-type="float">
            <text:p>0.0447788920137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9.932909119001" calcext:value-type="float">
            <text:p>309.93290911900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0371950217523" calcext:value-type="float">
            <text:p>0.013037195021752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4346914200578" calcext:value-type="float">
            <text:p>1.743469142005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1.318808078999" calcext:value-type="float">
            <text:p>561.31880807899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9111220077612" calcext:value-type="float">
            <text:p>0.044911122007761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220903097419" calcext:value-type="float">
            <text:p>1.762209030974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1.349600223999" calcext:value-type="float">
            <text:p>561.34960022399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28086530021392" calcext:value-type="float">
            <text:p>0.01280865300213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286739611009" calcext:value-type="float">
            <text:p>184.28673961100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6.790954074997" calcext:value-type="float">
            <text:p>306.7909540749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67678479827" calcext:value-type="float">
            <text:p>1.756767847982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0513169569895" calcext:value-type="float">
            <text:p>0.013051316956989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6.459817901021" calcext:value-type="float">
            <text:p>306.45981790102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9.747371810023" calcext:value-type="float">
            <text:p>559.74737181002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680367496039" calcext:value-type="float">
            <text:p>184.68036749603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67671419610269" calcext:value-type="float">
            <text:p>0.046767141961026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4135310072452" calcext:value-type="float">
            <text:p>0.013413531007245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926956994459" calcext:value-type="float">
            <text:p>0.04492695699445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229297788988" calcext:value-type="float">
            <text:p>184.22929778898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096051599598" calcext:value-type="float">
            <text:p>1.7609605159959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7.40823478502" calcext:value-type="float">
            <text:p>307.408234785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1.310775512015" calcext:value-type="float">
            <text:p>561.3107755120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0.868800125027" calcext:value-type="float">
            <text:p>560.86880012502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522603520018" calcext:value-type="float">
            <text:p>308.52260352001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178698799573" calcext:value-type="float">
            <text:p>1.7517869879957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7.174062347971" calcext:value-type="float">
            <text:p>187.17406234797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3090760209598" calcext:value-type="float">
            <text:p>0.013309076020959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55937269725837" calcext:value-type="float">
            <text:p>0.045593726972583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9.279787709995" calcext:value-type="float">
            <text:p>309.2797877099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9.94427278603" calcext:value-type="float">
            <text:p>559.9442727860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1139639997855" calcext:value-type="float">
            <text:p>0.013113963999785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4542468599975" calcext:value-type="float">
            <text:p>1.7454246859997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37059280229732" calcext:value-type="float">
            <text:p>0.043705928022973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862915456004" calcext:value-type="float">
            <text:p>184.86291545600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4468580363318" calcext:value-type="float">
            <text:p>0.013446858036331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5.960812050034" calcext:value-type="float">
            <text:p>305.96081205003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4.212663065991" calcext:value-type="float">
            <text:p>184.21266306599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559307559859" calcext:value-type="float">
            <text:p>1.75593075598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1.176086012041" calcext:value-type="float">
            <text:p>561.17608601204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6360330097377" calcext:value-type="float">
            <text:p>0.044636033009737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8164322598604" calcext:value-type="float">
            <text:p>1.7816432259860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5246479939669" calcext:value-type="float">
            <text:p>0.044524647993966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5099290055223" calcext:value-type="float">
            <text:p>0.013509929005522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878052381042" calcext:value-type="float">
            <text:p>308.87805238104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7.330879445013" calcext:value-type="float">
            <text:p>187.330879445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0.568874445977" calcext:value-type="float">
            <text:p>560.5688744459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59.817952160025" calcext:value-type="float">
            <text:p>559.81795216002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30664909956977" calcext:value-type="float">
            <text:p>0.013066490995697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7.194844481011" calcext:value-type="float">
            <text:p>187.19484448101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591108977329" calcext:value-type="float">
            <text:p>0.04459110897732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697872989811" calcext:value-type="float">
            <text:p>1.769787298981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14.422684013029" calcext:value-type="float">
            <text:p>314.42268401302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86.323981437017" calcext:value-type="float">
            <text:p>186.32398143701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129784569726326" calcext:value-type="float">
            <text:p>0.012978456972632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0445797570282593" calcext:value-type="float">
            <text:p>0.04457975702825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63.934649208037" calcext:value-type="float">
            <text:p>563.93464920803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.77999152801931" calcext:value-type="float">
            <text:p>1.7799915280193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8.765095559997" calcext:value-type="float">
            <text:p>308.7650955599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5.997041609022" calcext:value-type="float">
            <text:p>225.99704160902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3.692595247994" calcext:value-type="float">
            <text:p>373.69259524799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3527580122463" calcext:value-type="float">
            <text:p>0.019352758012246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896547700162" calcext:value-type="float">
            <text:p>2.189654770016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8425820306875" calcext:value-type="float">
            <text:p>0.054842582030687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5.696819014032" calcext:value-type="float">
            <text:p>685.69681901403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.803419200995" calcext:value-type="float">
            <text:p>226.80341920099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5.129161541001" calcext:value-type="float">
            <text:p>375.12916154100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4251060020179" calcext:value-type="float">
            <text:p>0.019425106002017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50132779753767" calcext:value-type="float">
            <text:p>0.055013277975376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926530995872" calcext:value-type="float">
            <text:p>2.1992653099587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2.903576074983" calcext:value-type="float">
            <text:p>682.90357607498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22576249786653" calcext:value-type="float">
            <text:p>0.052257624978665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9207640253007" calcext:value-type="float">
            <text:p>0.01992076402530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3.966820392001" calcext:value-type="float">
            <text:p>683.96682039200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8437606998486" calcext:value-type="float">
            <text:p>2.1843760699848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3.351309643011" calcext:value-type="float">
            <text:p>373.35130964301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4.351767807035" calcext:value-type="float">
            <text:p>224.3517678070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5.619100101991" calcext:value-type="float">
            <text:p>685.61910010199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3112200358883" calcext:value-type="float">
            <text:p>0.019311220035888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1331610293128" calcext:value-type="float">
            <text:p>0.054133161029312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9.169567858975" calcext:value-type="float">
            <text:p>379.16956785897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4.498497145018" calcext:value-type="float">
            <text:p>224.49849714501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1054954698775" calcext:value-type="float">
            <text:p>2.2105495469877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8899052299093" calcext:value-type="float">
            <text:p>2.188990522990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2.11405273102" calcext:value-type="float">
            <text:p>682.1140527310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6244929684326" calcext:value-type="float">
            <text:p>0.019624492968432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9796120030806" calcext:value-type="float">
            <text:p>0.054979612003080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69.443956494972" calcext:value-type="float">
            <text:p>369.44395649497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.210339165002" calcext:value-type="float">
            <text:p>226.21033916500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4501299993135" calcext:value-type="float">
            <text:p>0.019450129999313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69.970494553971" calcext:value-type="float">
            <text:p>369.97049455397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0384050102439" calcext:value-type="float">
            <text:p>2.203840501024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4.158412649005" calcext:value-type="float">
            <text:p>684.15841264900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.792398008984" calcext:value-type="float">
            <text:p>226.79239800898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52116479957476" calcext:value-type="float">
            <text:p>0.055211647995747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4.614118948986" calcext:value-type="float">
            <text:p>224.61411894898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4.328215191024" calcext:value-type="float">
            <text:p>374.32821519102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0190259703668" calcext:value-type="float">
            <text:p>2.2019025970366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3030040245503" calcext:value-type="float">
            <text:p>0.019303004024550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50499520031735" calcext:value-type="float">
            <text:p>0.05504995200317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0.10036096198" calcext:value-type="float">
            <text:p>680.1003609619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2.298367110954" calcext:value-type="float">
            <text:p>372.29836711095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5446275" calcext:value-type="float">
            <text:p>2.19544627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1.796400168969" calcext:value-type="float">
            <text:p>681.79640016896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712934551004" calcext:value-type="float">
            <text:p>222.71293455100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6076710126363" calcext:value-type="float">
            <text:p>0.0196076710126363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779811995104" calcext:value-type="float">
            <text:p>0.0547798119951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1.725960240001" calcext:value-type="float">
            <text:p>681.72596024000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5912180095911" calcext:value-type="float">
            <text:p>0.054591218009591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3.162305517995" calcext:value-type="float">
            <text:p>223.16230551799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0617572695483" calcext:value-type="float">
            <text:p>2.2061757269548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0.482684901974" calcext:value-type="float">
            <text:p>370.48268490197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9976440053433" calcext:value-type="float">
            <text:p>0.019997644005343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69.801784940995" calcext:value-type="float">
            <text:p>369.80178494099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32223001495" calcext:value-type="float">
            <text:p>0.0193222300149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028943389887" calcext:value-type="float">
            <text:p>2.202894338988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23351998796" calcext:value-type="float">
            <text:p>222.2335199879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5869480120018" calcext:value-type="float">
            <text:p>0.05458694801200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1.930050555035" calcext:value-type="float">
            <text:p>681.93005055503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72076149983332" calcext:value-type="float">
            <text:p>0.057207614998333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3.737505776982" calcext:value-type="float">
            <text:p>373.737505776982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8878449737094" calcext:value-type="float">
            <text:p>0.019887844973709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922887976049" calcext:value-type="float">
            <text:p>222.92288797604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1.693696392991" calcext:value-type="float">
            <text:p>681.69369639299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7671221500495" calcext:value-type="float">
            <text:p>2.176712215004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3.708987568971" calcext:value-type="float">
            <text:p>683.70898756897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788488897029" calcext:value-type="float">
            <text:p>2.1978848889702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609629130340181" calcext:value-type="float">
            <text:p>0.060962913034018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4010210107081" calcext:value-type="float">
            <text:p>0.019401021010708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3.324207526981" calcext:value-type="float">
            <text:p>223.32420752698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3.588100804016" calcext:value-type="float">
            <text:p>373.58810080401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1389239951968" calcext:value-type="float">
            <text:p>0.054138923995196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5208130171523" calcext:value-type="float">
            <text:p>0.0195208130171523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256255750952" calcext:value-type="float">
            <text:p>222.25625575095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01045209961" calcext:value-type="float">
            <text:p>2.19010452099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6.002246202028" calcext:value-type="float">
            <text:p>686.00224620202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9.452022272046" calcext:value-type="float">
            <text:p>379.45202227204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21430013992358" calcext:value-type="float">
            <text:p>0.02143001399235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6536530018784" calcext:value-type="float">
            <text:p>0.054653653001878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.889144268993" calcext:value-type="float">
            <text:p>226.88914426899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586786295986" calcext:value-type="float">
            <text:p>2.19586786295986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9.309609386954" calcext:value-type="float">
            <text:p>379.3096093869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3.703041785979" calcext:value-type="float">
            <text:p>683.70304178597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1685990174301" calcext:value-type="float">
            <text:p>0.05416859901743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7.086609943013" calcext:value-type="float">
            <text:p>687.08660994301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4785119965673" calcext:value-type="float">
            <text:p>0.019478511996567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9.395244063984" calcext:value-type="float">
            <text:p>379.39524406398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0845359499799" calcext:value-type="float">
            <text:p>2.2084535949979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.006626695977" calcext:value-type="float">
            <text:p>226.00662669597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5.762744075968" calcext:value-type="float">
            <text:p>225.762744075968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2.687691884988" calcext:value-type="float">
            <text:p>372.68769188498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1.498797510983" calcext:value-type="float">
            <text:p>681.49879751098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957564800279" calcext:value-type="float">
            <text:p>2.1995756480027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866330025252" calcext:value-type="float">
            <text:p>0.01986633002525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28131289756857" calcext:value-type="float">
            <text:p>0.052813128975685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459370253957" calcext:value-type="float">
            <text:p>222.45937025395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9976415997371" calcext:value-type="float">
            <text:p>2.1997641599737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3.480052355037" calcext:value-type="float">
            <text:p>683.480052355037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5416859933175" calcext:value-type="float">
            <text:p>0.019541685993317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51547029754147" calcext:value-type="float">
            <text:p>0.055154702975414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3.070267550007" calcext:value-type="float">
            <text:p>373.0702675500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1.135084236972" calcext:value-type="float">
            <text:p>681.13508423697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52581010269932" calcext:value-type="float">
            <text:p>0.055258101026993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5.680559507979" calcext:value-type="float">
            <text:p>225.68055950797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8963680304587" calcext:value-type="float">
            <text:p>0.019896368030458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2.999585325015" calcext:value-type="float">
            <text:p>372.99958532501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8350842298241" calcext:value-type="float">
            <text:p>2.1835084229824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0.904498610995" calcext:value-type="float">
            <text:p>680.90449861099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9473040155135" calcext:value-type="float">
            <text:p>0.054947304015513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731345203007" calcext:value-type="float">
            <text:p>222.73134520300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0.882579160039" calcext:value-type="float">
            <text:p>370.88257916003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808846001979" calcext:value-type="float">
            <text:p>0.01980884600197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18975240801228" calcext:value-type="float">
            <text:p>2.189752408012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82.096933790948" calcext:value-type="float">
            <text:p>682.09693379094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195036960067228" calcext:value-type="float">
            <text:p>0.019503696006722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0.0545835389639251" calcext:value-type="float">
            <text:p>0.054583538963925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.20976475899806" calcext:value-type="float">
            <text:p>2.2097647589980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2.752384252031" calcext:value-type="float">
            <text:p>222.75238425203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70.795630437962" calcext:value-type="float">
            <text:p>370.79563043796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0.152342763031" calcext:value-type="float">
            <text:p>260.15234276303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5922960136086" calcext:value-type="float">
            <text:p>0.027592296013608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16274420171976" calcext:value-type="float">
            <text:p>0.061627442017197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5.404747869005" calcext:value-type="float">
            <text:p>805.40474786900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4.69239478797" calcext:value-type="float">
            <text:p>434.692394787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9437979196664" calcext:value-type="float">
            <text:p>2.69437979196664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44.598803420027" calcext:value-type="float">
            <text:p>444.59880342002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60219329874963" calcext:value-type="float">
            <text:p>0.066021932987496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966909983661" calcext:value-type="float">
            <text:p>0.02796690998366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9116478203796" calcext:value-type="float">
            <text:p>2.6911647820379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5.625263882044" calcext:value-type="float">
            <text:p>265.6252638820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7.660941587994" calcext:value-type="float">
            <text:p>807.660941587994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8.602751736005" calcext:value-type="float">
            <text:p>438.60275173600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69848169991747" calcext:value-type="float">
            <text:p>0.02698481699917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8.975104904035" calcext:value-type="float">
            <text:p>808.97510490403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0728341981303" calcext:value-type="float">
            <text:p>0.06072834198130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679547780077" calcext:value-type="float">
            <text:p>2.667954778007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1.017584368994" calcext:value-type="float">
            <text:p>261.017584368994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1.008669364033" calcext:value-type="float">
            <text:p>261.008669364033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4221272501163" calcext:value-type="float">
            <text:p>2.6422127250116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1788520039991" calcext:value-type="float">
            <text:p>0.02717885200399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799.972497038019" calcext:value-type="float">
            <text:p>799.97249703801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7.303844873968" calcext:value-type="float">
            <text:p>437.30384487396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261031399481" calcext:value-type="float">
            <text:p>0.0626103139948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0081060007215" calcext:value-type="float">
            <text:p>0.027008106000721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6.691239975975" calcext:value-type="float">
            <text:p>436.691239975975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6347317595501" calcext:value-type="float">
            <text:p>2.663473175955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5.393072376959" calcext:value-type="float">
            <text:p>805.393072376959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0.308012547961" calcext:value-type="float">
            <text:p>260.30801254796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58592120162211" calcext:value-type="float">
            <text:p>0.065859212016221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3.319930281956" calcext:value-type="float">
            <text:p>433.31993028195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0.340501711005" calcext:value-type="float">
            <text:p>260.34050171100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66146570211276" calcext:value-type="float">
            <text:p>0.026614657021127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5675443498185" calcext:value-type="float">
            <text:p>2.6567544349818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44135180045851" calcext:value-type="float">
            <text:p>0.06441351800458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2.407177572022" calcext:value-type="float">
            <text:p>802.40717757202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3.042133302079" calcext:value-type="float">
            <text:p>433.0421333020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0.802405735944" calcext:value-type="float">
            <text:p>800.80240573594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81348640564829" calcext:value-type="float">
            <text:p>0.028134864056482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7364807392005" calcext:value-type="float">
            <text:p>2.6736480739200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0.324564542039" calcext:value-type="float">
            <text:p>260.32456454203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599819290218875" calcext:value-type="float">
            <text:p>0.059981929021887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4.431273263996" calcext:value-type="float">
            <text:p>434.43127326399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32371009560302" calcext:value-type="float">
            <text:p>0.0632371009560302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5020714292768" calcext:value-type="float">
            <text:p>2.6502071429276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5.060501446016" calcext:value-type="float">
            <text:p>265.06050144601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5.74419077998" calcext:value-type="float">
            <text:p>805.7441907799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4590910412371" calcext:value-type="float">
            <text:p>0.027459091041237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3201420204714" calcext:value-type="float">
            <text:p>0.027320142020471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5274500998203" calcext:value-type="float">
            <text:p>2.652745009982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6.301863718079" calcext:value-type="float">
            <text:p>806.30186371807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7.725460576941" calcext:value-type="float">
            <text:p>437.72546057694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3.016280875076" calcext:value-type="float">
            <text:p>263.01628087507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17786700604484" calcext:value-type="float">
            <text:p>0.0617786700604484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5908300399315" calcext:value-type="float">
            <text:p>2.6590830039931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8.431064900011" calcext:value-type="float">
            <text:p>438.431064900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6.373725460027" calcext:value-type="float">
            <text:p>806.373725460027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40435129171237" calcext:value-type="float">
            <text:p>0.064043512917123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5.839510602993" calcext:value-type="float">
            <text:p>265.83951060299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326879489002749" calcext:value-type="float">
            <text:p>0.0326879489002749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5886698197573" calcext:value-type="float">
            <text:p>2.6588669819757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82563380897045" calcext:value-type="float">
            <text:p>0.028256338089704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0.465082886047" calcext:value-type="float">
            <text:p>260.465082886047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5.15198293305" calcext:value-type="float">
            <text:p>435.151982933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3.875052049989" calcext:value-type="float">
            <text:p>803.875052049989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21210300596431" calcext:value-type="float">
            <text:p>0.062121030059643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3.286595285055" calcext:value-type="float">
            <text:p>433.286595285055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83860829658806" calcext:value-type="float">
            <text:p>0.0283860829658806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4964947791304" calcext:value-type="float">
            <text:p>2.64964947791304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36832909658551" calcext:value-type="float">
            <text:p>0.06368329096585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7.557638286031" calcext:value-type="float">
            <text:p>807.557638286031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3.160598000977" calcext:value-type="float">
            <text:p>263.16059800097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6013876302168" calcext:value-type="float">
            <text:p>2.66013876302168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277002801653" calcext:value-type="float">
            <text:p>0.0627700280165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7.896367172943" calcext:value-type="float">
            <text:p>807.89636717294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325564800295979" calcext:value-type="float">
            <text:p>0.032556480029597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45.28226783697" calcext:value-type="float">
            <text:p>445.28226783697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2.846483063069" calcext:value-type="float">
            <text:p>262.84648306306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8.052315252018" calcext:value-type="float">
            <text:p>808.052315252018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3.174885038985" calcext:value-type="float">
            <text:p>263.174885038985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39073690399528" calcext:value-type="float">
            <text:p>0.0639073690399528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7520109666511" calcext:value-type="float">
            <text:p>0.027752010966651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4815303590149" calcext:value-type="float">
            <text:p>2.6481530359014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4.601507062092" calcext:value-type="float">
            <text:p>434.6015070620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1.62409531395" calcext:value-type="float">
            <text:p>261.624095313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1.401067830971" calcext:value-type="float">
            <text:p>801.401067830971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68009949941188" calcext:value-type="float">
            <text:p>0.026800994994118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7431660089642" calcext:value-type="float">
            <text:p>2.6743166008964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48366820532829" calcext:value-type="float">
            <text:p>0.0648366820532829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7.991106619011" calcext:value-type="float">
            <text:p>437.99110661901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23083090176806" calcext:value-type="float">
            <text:p>0.06230830901768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8.133794224937" calcext:value-type="float">
            <text:p>808.13379422493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8772920593619" calcext:value-type="float">
            <text:p>2.6877292059361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689277078025" calcext:value-type="float">
            <text:p>0.02768927707802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5.538335792022" calcext:value-type="float">
            <text:p>265.538335792022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8.339910980081" calcext:value-type="float">
            <text:p>438.33991098008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44394499249756" calcext:value-type="float">
            <text:p>0.0644394499249756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5.651898003067" calcext:value-type="float">
            <text:p>265.65189800306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7016175505705" calcext:value-type="float">
            <text:p>2.67016175505705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6.691267357906" calcext:value-type="float">
            <text:p>436.691267357906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78554529650137" calcext:value-type="float">
            <text:p>0.027855452965013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3.149752852041" calcext:value-type="float">
            <text:p>803.14975285204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37.680438277079" calcext:value-type="float">
            <text:p>437.680438277079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90271859848872" calcext:value-type="float">
            <text:p>0.029027185984887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4.149025113904" calcext:value-type="float">
            <text:p>264.1490251139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3.274222542997" calcext:value-type="float">
            <text:p>803.274222542997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5558415499982" calcext:value-type="float">
            <text:p>2.65558415499982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37853509979323" calcext:value-type="float">
            <text:p>0.0637853509979323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69245669478551" calcext:value-type="float">
            <text:p>0.0269245669478551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6712115309201" calcext:value-type="float">
            <text:p>2.66712115309201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53.895915528992" calcext:value-type="float">
            <text:p>453.895915528992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2.840071843006" calcext:value-type="float">
            <text:p>262.840071843006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30231969989836" calcext:value-type="float">
            <text:p>0.06302319699898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7.985600578948" calcext:value-type="float">
            <text:p>807.985600578948</text:p>
          </table:table-cell>
        </table:table-row>
        <table:table-row table:style-name="ro1" table:visibility="filter">
          <table:table-cell office:value-type="string" calcext:value-type="string">
            <text:p>FedAECS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.68276108102873" calcext:value-type="float">
            <text:p>2.68276108102873</text:p>
          </table:table-cell>
        </table:table-row>
        <table:table-row table:style-name="ro1" table:visibility="filter">
          <table:table-cell office:value-type="string" calcext:value-type="string">
            <text:p>ME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53.35467363405" calcext:value-type="float">
            <text:p>453.354673634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08.787455791025" calcext:value-type="float">
            <text:p>808.787455791025</text:p>
          </table:table-cell>
        </table:table-row>
        <table:table-row table:style-name="ro1" table:visibility="filter">
          <table:table-cell office:value-type="string" calcext:value-type="string">
            <text:p>MC²MKP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63.570450752974" calcext:value-type="float">
            <text:p>263.570450752974</text:p>
          </table:table-cell>
        </table:table-row>
        <table:table-row table:style-name="ro1" table:visibility="filter">
          <table:table-cell office:value-type="string" calcext:value-type="string">
            <text:p>ELASTIC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290531279752031" calcext:value-type="float">
            <text:p>0.0290531279752031</text:p>
          </table:table-cell>
        </table:table-row>
        <table:table-row table:style-name="ro1" table:visibility="filter">
          <table:table-cell office:value-type="string" calcext:value-type="string">
            <text:p>OLAR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.0616429909132421" calcext:value-type="float">
            <text:p>0.0616429909132421</text:p>
          </table:table-cell>
        </table:table-row>
        <table:table-row table:style-name="ro1" table:number-rows-repeated="104773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2_worst_case_2000_tasks_100_resources" table:style-name="ta1"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7" table:number-columns-repeated="2" table:default-cell-style-name="ce27"/>
        <table:table-column table:style-name="co4" table:default-cell-style-name="ce27"/>
        <table:table-row table:style-name="ro1">
          <table:table-cell table:style-name="ce28" office:value-type="string" calcext:value-type="string" table:number-columns-spanned="1" table:number-rows-spanned="2">
            <text:p>Worst Case:</text:p>
            <text:p>2000 Tasks</text:p>
          </table:table-cell>
          <table:table-cell table:style-name="ce28" office:value-type="string" calcext:value-type="string">
            <text:p>ELASTIC</text:p>
          </table:table-cell>
          <table:table-cell table:style-name="ce28" office:value-type="string" calcext:value-type="string">
            <text:p>OLAR</text:p>
          </table:table-cell>
          <table:table-cell table:style-name="ce28" office:value-type="string" calcext:value-type="string">
            <text:p>FedAECS</text:p>
          </table:table-cell>
          <table:table-cell table:style-name="ce28" office:value-type="string" calcext:value-type="string">
            <text:p>MC²MKP</text:p>
          </table:table-cell>
          <table:table-cell table:style-name="ce28" office:value-type="string" calcext:value-type="string">
            <text:p>MEC</text:p>
          </table:table-cell>
          <table:table-cell table:style-name="ce28" office:value-type="string" calcext:value-type="string">
            <text:p>ECMTC</text:p>
          </table:table-cell>
        </table:table-row>
        <table:table-row table:style-name="ro2">
          <table:covered-table-cell table:style-name="ce28"/>
          <table:table-cell table:style-name="ce28" office:value-type="string" calcext:value-type="string">
            <text:p>Execution Time</text:p>
            <text:p>(Scheduling Overhead)</text:p>
          </table:table-cell>
          <table:table-cell table:style-name="ce28" office:value-type="string" calcext:value-type="string">
            <text:p>Execution Time</text:p>
            <text:p>(Scheduling Overhead)</text:p>
          </table:table-cell>
          <table:table-cell table:style-name="ce28" office:value-type="string" calcext:value-type="string">
            <text:p>Execution Time</text:p>
            <text:p>(Scheduling Overhead)</text:p>
          </table:table-cell>
          <table:table-cell table:style-name="ce28" office:value-type="string" calcext:value-type="string">
            <text:p>Execution Time</text:p>
            <text:p>(Scheduling Overhead)</text:p>
          </table:table-cell>
          <table:table-cell table:style-name="ce28" office:value-type="string" calcext:value-type="string">
            <text:p>Execution Time</text:p>
            <text:p>(Scheduling Overhead)</text:p>
          </table:table-cell>
          <table:table-cell table:style-name="ce28" office:value-type="string" calcext:value-type="string">
            <text:p>Execution Time</text:p>
            <text:p>(Scheduling Overhead)</text:p>
          </table:table-cell>
        </table:table-row>
        <table:table-row table:style-name="ro1">
          <table:table-cell table:style-name="ce29" office:value-type="string" calcext:value-type="string" table:number-columns-spanned="1" table:number-rows-spanned="20">
            <text:p>20 Samples</text:p>
          </table:table-cell>
          <table:table-cell table:style-name="ce30" office:value-type="float" office:value="0.0275922960136086" calcext:value-type="float">
            <text:p>0.0275922960136086</text:p>
          </table:table-cell>
          <table:table-cell table:style-name="ce30" office:value-type="float" office:value="0.0616274420171976" calcext:value-type="float">
            <text:p>0.0616274420171976</text:p>
          </table:table-cell>
          <table:table-cell table:style-name="ce30" office:value-type="float" office:value="2.69437979196664" calcext:value-type="float">
            <text:p>2.69437979196664</text:p>
          </table:table-cell>
          <table:table-cell table:style-name="ce30" office:value-type="float" office:value="260.152342763031" calcext:value-type="float">
            <text:p>260.152342763031</text:p>
          </table:table-cell>
          <table:table-cell table:style-name="ce30" office:value-type="float" office:value="434.69239478797" calcext:value-type="float">
            <text:p>434.69239478797</text:p>
          </table:table-cell>
          <table:table-cell table:style-name="ce30" office:value-type="float" office:value="805.404747869005" calcext:value-type="float">
            <text:p>805.404747869005</text:p>
          </table:table-cell>
        </table:table-row>
        <table:table-row table:style-name="ro1">
          <table:covered-table-cell table:style-name="ce30"/>
          <table:table-cell table:style-name="ce30" office:value-type="float" office:value="0.027966909983661" calcext:value-type="float">
            <text:p>0.027966909983661</text:p>
          </table:table-cell>
          <table:table-cell table:style-name="ce30" office:value-type="float" office:value="0.0660219329874963" calcext:value-type="float">
            <text:p>0.0660219329874963</text:p>
          </table:table-cell>
          <table:table-cell table:style-name="ce30" office:value-type="float" office:value="2.69116478203796" calcext:value-type="float">
            <text:p>2.69116478203796</text:p>
          </table:table-cell>
          <table:table-cell table:style-name="ce30" office:value-type="float" office:value="265.625263882044" calcext:value-type="float">
            <text:p>265.625263882044</text:p>
          </table:table-cell>
          <table:table-cell table:style-name="ce30" office:value-type="float" office:value="444.598803420027" calcext:value-type="float">
            <text:p>444.598803420027</text:p>
          </table:table-cell>
          <table:table-cell table:style-name="ce30" office:value-type="float" office:value="807.660941587994" calcext:value-type="float">
            <text:p>807.660941587994</text:p>
          </table:table-cell>
        </table:table-row>
        <table:table-row table:style-name="ro1">
          <table:covered-table-cell table:style-name="ce30"/>
          <table:table-cell table:style-name="ce30" office:value-type="float" office:value="0.0269848169991747" calcext:value-type="float">
            <text:p>0.0269848169991747</text:p>
          </table:table-cell>
          <table:table-cell table:style-name="ce30" office:value-type="float" office:value="0.060728341981303" calcext:value-type="float">
            <text:p>0.060728341981303</text:p>
          </table:table-cell>
          <table:table-cell table:style-name="ce30" office:value-type="float" office:value="2.6679547780077" calcext:value-type="float">
            <text:p>2.6679547780077</text:p>
          </table:table-cell>
          <table:table-cell table:style-name="ce30" office:value-type="float" office:value="261.017584368994" calcext:value-type="float">
            <text:p>261.017584368994</text:p>
          </table:table-cell>
          <table:table-cell table:style-name="ce30" office:value-type="float" office:value="438.602751736005" calcext:value-type="float">
            <text:p>438.602751736005</text:p>
          </table:table-cell>
          <table:table-cell table:style-name="ce30" office:value-type="float" office:value="808.975104904035" calcext:value-type="float">
            <text:p>808.975104904035</text:p>
          </table:table-cell>
        </table:table-row>
        <table:table-row table:style-name="ro1">
          <table:covered-table-cell table:style-name="ce30"/>
          <table:table-cell table:style-name="ce30" office:value-type="float" office:value="0.0271788520039991" calcext:value-type="float">
            <text:p>0.0271788520039991</text:p>
          </table:table-cell>
          <table:table-cell table:style-name="ce30" office:value-type="float" office:value="0.06261031399481" calcext:value-type="float">
            <text:p>0.06261031399481</text:p>
          </table:table-cell>
          <table:table-cell table:style-name="ce30" office:value-type="float" office:value="2.64221272501163" calcext:value-type="float">
            <text:p>2.64221272501163</text:p>
          </table:table-cell>
          <table:table-cell table:style-name="ce30" office:value-type="float" office:value="261.008669364033" calcext:value-type="float">
            <text:p>261.008669364033</text:p>
          </table:table-cell>
          <table:table-cell table:style-name="ce30" office:value-type="float" office:value="437.303844873968" calcext:value-type="float">
            <text:p>437.303844873968</text:p>
          </table:table-cell>
          <table:table-cell table:style-name="ce30" office:value-type="float" office:value="799.972497038019" calcext:value-type="float">
            <text:p>799.972497038019</text:p>
          </table:table-cell>
        </table:table-row>
        <table:table-row table:style-name="ro1">
          <table:covered-table-cell table:style-name="ce30"/>
          <table:table-cell table:style-name="ce30" office:value-type="float" office:value="0.0270081060007215" calcext:value-type="float">
            <text:p>0.0270081060007215</text:p>
          </table:table-cell>
          <table:table-cell table:style-name="ce30" office:value-type="float" office:value="0.0658592120162211" calcext:value-type="float">
            <text:p>0.0658592120162211</text:p>
          </table:table-cell>
          <table:table-cell table:style-name="ce30" office:value-type="float" office:value="2.66347317595501" calcext:value-type="float">
            <text:p>2.66347317595501</text:p>
          </table:table-cell>
          <table:table-cell table:style-name="ce30" office:value-type="float" office:value="260.308012547961" calcext:value-type="float">
            <text:p>260.308012547961</text:p>
          </table:table-cell>
          <table:table-cell table:style-name="ce30" office:value-type="float" office:value="436.691239975975" calcext:value-type="float">
            <text:p>436.691239975975</text:p>
          </table:table-cell>
          <table:table-cell table:style-name="ce30" office:value-type="float" office:value="805.393072376959" calcext:value-type="float">
            <text:p>805.393072376959</text:p>
          </table:table-cell>
        </table:table-row>
        <table:table-row table:style-name="ro1">
          <table:covered-table-cell table:style-name="ce30"/>
          <table:table-cell table:style-name="ce30" office:value-type="float" office:value="0.0266146570211276" calcext:value-type="float">
            <text:p>0.0266146570211276</text:p>
          </table:table-cell>
          <table:table-cell table:style-name="ce30" office:value-type="float" office:value="0.0644135180045851" calcext:value-type="float">
            <text:p>0.0644135180045851</text:p>
          </table:table-cell>
          <table:table-cell table:style-name="ce30" office:value-type="float" office:value="2.65675443498185" calcext:value-type="float">
            <text:p>2.65675443498185</text:p>
          </table:table-cell>
          <table:table-cell table:style-name="ce30" office:value-type="float" office:value="260.340501711005" calcext:value-type="float">
            <text:p>260.340501711005</text:p>
          </table:table-cell>
          <table:table-cell table:style-name="ce30" office:value-type="float" office:value="433.319930281956" calcext:value-type="float">
            <text:p>433.319930281956</text:p>
          </table:table-cell>
          <table:table-cell table:style-name="ce30" office:value-type="float" office:value="802.407177572022" calcext:value-type="float">
            <text:p>802.407177572022</text:p>
          </table:table-cell>
        </table:table-row>
        <table:table-row table:style-name="ro1">
          <table:covered-table-cell table:style-name="ce30"/>
          <table:table-cell table:style-name="ce30" office:value-type="float" office:value="0.0281348640564829" calcext:value-type="float">
            <text:p>0.0281348640564829</text:p>
          </table:table-cell>
          <table:table-cell table:style-name="ce30" office:value-type="float" office:value="0.0599819290218875" calcext:value-type="float">
            <text:p>0.0599819290218875</text:p>
          </table:table-cell>
          <table:table-cell table:style-name="ce30" office:value-type="float" office:value="2.67364807392005" calcext:value-type="float">
            <text:p>2.67364807392005</text:p>
          </table:table-cell>
          <table:table-cell table:style-name="ce30" office:value-type="float" office:value="260.324564542039" calcext:value-type="float">
            <text:p>260.324564542039</text:p>
          </table:table-cell>
          <table:table-cell table:style-name="ce30" office:value-type="float" office:value="433.042133302079" calcext:value-type="float">
            <text:p>433.042133302079</text:p>
          </table:table-cell>
          <table:table-cell table:style-name="ce30" office:value-type="float" office:value="800.802405735944" calcext:value-type="float">
            <text:p>800.802405735944</text:p>
          </table:table-cell>
        </table:table-row>
        <table:table-row table:style-name="ro1">
          <table:covered-table-cell table:style-name="ce30"/>
          <table:table-cell table:style-name="ce30" office:value-type="float" office:value="0.0274590910412371" calcext:value-type="float">
            <text:p>0.0274590910412371</text:p>
          </table:table-cell>
          <table:table-cell table:style-name="ce30" office:value-type="float" office:value="0.0632371009560302" calcext:value-type="float">
            <text:p>0.0632371009560302</text:p>
          </table:table-cell>
          <table:table-cell table:style-name="ce30" office:value-type="float" office:value="2.65020714292768" calcext:value-type="float">
            <text:p>2.65020714292768</text:p>
          </table:table-cell>
          <table:table-cell table:style-name="ce30" office:value-type="float" office:value="265.060501446016" calcext:value-type="float">
            <text:p>265.060501446016</text:p>
          </table:table-cell>
          <table:table-cell table:style-name="ce30" office:value-type="float" office:value="434.431273263996" calcext:value-type="float">
            <text:p>434.431273263996</text:p>
          </table:table-cell>
          <table:table-cell table:style-name="ce30" office:value-type="float" office:value="805.74419077998" calcext:value-type="float">
            <text:p>805.74419077998</text:p>
          </table:table-cell>
        </table:table-row>
        <table:table-row table:style-name="ro1">
          <table:covered-table-cell table:style-name="ce30"/>
          <table:table-cell table:style-name="ce30" office:value-type="float" office:value="0.0273201420204714" calcext:value-type="float">
            <text:p>0.0273201420204714</text:p>
          </table:table-cell>
          <table:table-cell table:style-name="ce30" office:value-type="float" office:value="0.0617786700604484" calcext:value-type="float">
            <text:p>0.0617786700604484</text:p>
          </table:table-cell>
          <table:table-cell table:style-name="ce30" office:value-type="float" office:value="2.65274500998203" calcext:value-type="float">
            <text:p>2.65274500998203</text:p>
          </table:table-cell>
          <table:table-cell table:style-name="ce30" office:value-type="float" office:value="263.016280875076" calcext:value-type="float">
            <text:p>263.016280875076</text:p>
          </table:table-cell>
          <table:table-cell table:style-name="ce30" office:value-type="float" office:value="437.725460576941" calcext:value-type="float">
            <text:p>437.725460576941</text:p>
          </table:table-cell>
          <table:table-cell table:style-name="ce30" office:value-type="float" office:value="806.301863718079" calcext:value-type="float">
            <text:p>806.301863718079</text:p>
          </table:table-cell>
        </table:table-row>
        <table:table-row table:style-name="ro1">
          <table:covered-table-cell table:style-name="ce30"/>
          <table:table-cell table:style-name="ce30" office:value-type="float" office:value="0.0326879489002749" calcext:value-type="float">
            <text:p>0.0326879489002749</text:p>
          </table:table-cell>
          <table:table-cell table:style-name="ce30" office:value-type="float" office:value="0.0640435129171237" calcext:value-type="float">
            <text:p>0.0640435129171237</text:p>
          </table:table-cell>
          <table:table-cell table:style-name="ce30" office:value-type="float" office:value="2.65908300399315" calcext:value-type="float">
            <text:p>2.65908300399315</text:p>
          </table:table-cell>
          <table:table-cell table:style-name="ce30" office:value-type="float" office:value="265.839510602993" calcext:value-type="float">
            <text:p>265.839510602993</text:p>
          </table:table-cell>
          <table:table-cell table:style-name="ce30" office:value-type="float" office:value="438.431064900011" calcext:value-type="float">
            <text:p>438.431064900011</text:p>
          </table:table-cell>
          <table:table-cell table:style-name="ce30" office:value-type="float" office:value="806.373725460027" calcext:value-type="float">
            <text:p>806.373725460027</text:p>
          </table:table-cell>
        </table:table-row>
        <table:table-row table:style-name="ro1">
          <table:covered-table-cell table:style-name="ce30"/>
          <table:table-cell table:style-name="ce30" office:value-type="float" office:value="0.0282563380897045" calcext:value-type="float">
            <text:p>0.0282563380897045</text:p>
          </table:table-cell>
          <table:table-cell table:style-name="ce30" office:value-type="float" office:value="0.0621210300596431" calcext:value-type="float">
            <text:p>0.0621210300596431</text:p>
          </table:table-cell>
          <table:table-cell table:style-name="ce30" office:value-type="float" office:value="2.65886698197573" calcext:value-type="float">
            <text:p>2.65886698197573</text:p>
          </table:table-cell>
          <table:table-cell table:style-name="ce30" office:value-type="float" office:value="260.465082886047" calcext:value-type="float">
            <text:p>260.465082886047</text:p>
          </table:table-cell>
          <table:table-cell table:style-name="ce30" office:value-type="float" office:value="435.15198293305" calcext:value-type="float">
            <text:p>435.15198293305</text:p>
          </table:table-cell>
          <table:table-cell table:style-name="ce30" office:value-type="float" office:value="803.875052049989" calcext:value-type="float">
            <text:p>803.875052049989</text:p>
          </table:table-cell>
        </table:table-row>
        <table:table-row table:style-name="ro1">
          <table:covered-table-cell table:style-name="ce30"/>
          <table:table-cell table:style-name="ce30" office:value-type="float" office:value="0.0283860829658806" calcext:value-type="float">
            <text:p>0.0283860829658806</text:p>
          </table:table-cell>
          <table:table-cell table:style-name="ce30" office:value-type="float" office:value="0.0636832909658551" calcext:value-type="float">
            <text:p>0.0636832909658551</text:p>
          </table:table-cell>
          <table:table-cell table:style-name="ce30" office:value-type="float" office:value="2.64964947791304" calcext:value-type="float">
            <text:p>2.64964947791304</text:p>
          </table:table-cell>
          <table:table-cell table:style-name="ce30" office:value-type="float" office:value="263.160598000977" calcext:value-type="float">
            <text:p>263.160598000977</text:p>
          </table:table-cell>
          <table:table-cell table:style-name="ce30" office:value-type="float" office:value="433.286595285055" calcext:value-type="float">
            <text:p>433.286595285055</text:p>
          </table:table-cell>
          <table:table-cell table:style-name="ce30" office:value-type="float" office:value="807.557638286031" calcext:value-type="float">
            <text:p>807.557638286031</text:p>
          </table:table-cell>
        </table:table-row>
        <table:table-row table:style-name="ro1">
          <table:covered-table-cell table:style-name="ce30"/>
          <table:table-cell table:style-name="ce30" office:value-type="float" office:value="0.0325564800295979" calcext:value-type="float">
            <text:p>0.0325564800295979</text:p>
          </table:table-cell>
          <table:table-cell table:style-name="ce30" office:value-type="float" office:value="0.06277002801653" calcext:value-type="float">
            <text:p>0.06277002801653</text:p>
          </table:table-cell>
          <table:table-cell table:style-name="ce30" office:value-type="float" office:value="2.66013876302168" calcext:value-type="float">
            <text:p>2.66013876302168</text:p>
          </table:table-cell>
          <table:table-cell table:style-name="ce30" office:value-type="float" office:value="262.846483063069" calcext:value-type="float">
            <text:p>262.846483063069</text:p>
          </table:table-cell>
          <table:table-cell table:style-name="ce30" office:value-type="float" office:value="445.28226783697" calcext:value-type="float">
            <text:p>445.28226783697</text:p>
          </table:table-cell>
          <table:table-cell table:style-name="ce30" office:value-type="float" office:value="807.896367172943" calcext:value-type="float">
            <text:p>807.896367172943</text:p>
          </table:table-cell>
        </table:table-row>
        <table:table-row table:style-name="ro1">
          <table:covered-table-cell table:style-name="ce30"/>
          <table:table-cell table:style-name="ce30" office:value-type="float" office:value="0.0277520109666511" calcext:value-type="float">
            <text:p>0.0277520109666511</text:p>
          </table:table-cell>
          <table:table-cell table:style-name="ce30" office:value-type="float" office:value="0.0639073690399528" calcext:value-type="float">
            <text:p>0.0639073690399528</text:p>
          </table:table-cell>
          <table:table-cell table:style-name="ce30" office:value-type="float" office:value="2.64815303590149" calcext:value-type="float">
            <text:p>2.64815303590149</text:p>
          </table:table-cell>
          <table:table-cell table:style-name="ce30" office:value-type="float" office:value="263.174885038985" calcext:value-type="float">
            <text:p>263.174885038985</text:p>
          </table:table-cell>
          <table:table-cell table:style-name="ce30" office:value-type="float" office:value="434.601507062092" calcext:value-type="float">
            <text:p>434.601507062092</text:p>
          </table:table-cell>
          <table:table-cell table:style-name="ce30" office:value-type="float" office:value="808.052315252018" calcext:value-type="float">
            <text:p>808.052315252018</text:p>
          </table:table-cell>
        </table:table-row>
        <table:table-row table:style-name="ro1">
          <table:covered-table-cell table:style-name="ce30"/>
          <table:table-cell table:style-name="ce30" office:value-type="float" office:value="0.0268009949941188" calcext:value-type="float">
            <text:p>0.0268009949941188</text:p>
          </table:table-cell>
          <table:table-cell table:style-name="ce30" office:value-type="float" office:value="0.0648366820532829" calcext:value-type="float">
            <text:p>0.0648366820532829</text:p>
          </table:table-cell>
          <table:table-cell table:style-name="ce30" office:value-type="float" office:value="2.67431660089642" calcext:value-type="float">
            <text:p>2.67431660089642</text:p>
          </table:table-cell>
          <table:table-cell table:style-name="ce30" office:value-type="float" office:value="261.62409531395" calcext:value-type="float">
            <text:p>261.62409531395</text:p>
          </table:table-cell>
          <table:table-cell table:style-name="ce30" office:value-type="float" office:value="437.991106619011" calcext:value-type="float">
            <text:p>437.991106619011</text:p>
          </table:table-cell>
          <table:table-cell table:style-name="ce30" office:value-type="float" office:value="801.401067830971" calcext:value-type="float">
            <text:p>801.401067830971</text:p>
          </table:table-cell>
        </table:table-row>
        <table:table-row table:style-name="ro1">
          <table:covered-table-cell table:style-name="ce30"/>
          <table:table-cell table:style-name="ce30" office:value-type="float" office:value="0.027689277078025" calcext:value-type="float">
            <text:p>0.027689277078025</text:p>
          </table:table-cell>
          <table:table-cell table:style-name="ce30" office:value-type="float" office:value="0.0623083090176806" calcext:value-type="float">
            <text:p>0.0623083090176806</text:p>
          </table:table-cell>
          <table:table-cell table:style-name="ce30" office:value-type="float" office:value="2.68772920593619" calcext:value-type="float">
            <text:p>2.68772920593619</text:p>
          </table:table-cell>
          <table:table-cell table:style-name="ce30" office:value-type="float" office:value="265.538335792022" calcext:value-type="float">
            <text:p>265.538335792022</text:p>
          </table:table-cell>
          <table:table-cell table:style-name="ce30" office:value-type="float" office:value="438.339910980081" calcext:value-type="float">
            <text:p>438.339910980081</text:p>
          </table:table-cell>
          <table:table-cell table:style-name="ce30" office:value-type="float" office:value="808.133794224937" calcext:value-type="float">
            <text:p>808.133794224937</text:p>
          </table:table-cell>
        </table:table-row>
        <table:table-row table:style-name="ro1">
          <table:covered-table-cell table:style-name="ce30"/>
          <table:table-cell table:style-name="ce30" office:value-type="float" office:value="0.0278554529650137" calcext:value-type="float">
            <text:p>0.0278554529650137</text:p>
          </table:table-cell>
          <table:table-cell table:style-name="ce30" office:value-type="float" office:value="0.0644394499249756" calcext:value-type="float">
            <text:p>0.0644394499249756</text:p>
          </table:table-cell>
          <table:table-cell table:style-name="ce30" office:value-type="float" office:value="2.67016175505705" calcext:value-type="float">
            <text:p>2.67016175505705</text:p>
          </table:table-cell>
          <table:table-cell table:style-name="ce30" office:value-type="float" office:value="265.651898003067" calcext:value-type="float">
            <text:p>265.651898003067</text:p>
          </table:table-cell>
          <table:table-cell table:style-name="ce30" office:value-type="float" office:value="436.691267357906" calcext:value-type="float">
            <text:p>436.691267357906</text:p>
          </table:table-cell>
          <table:table-cell table:style-name="ce30" office:value-type="float" office:value="803.149752852041" calcext:value-type="float">
            <text:p>803.149752852041</text:p>
          </table:table-cell>
        </table:table-row>
        <table:table-row table:style-name="ro1">
          <table:covered-table-cell table:style-name="ce30"/>
          <table:table-cell table:style-name="ce30" office:value-type="float" office:value="0.0290271859848872" calcext:value-type="float">
            <text:p>0.0290271859848872</text:p>
          </table:table-cell>
          <table:table-cell table:style-name="ce30" office:value-type="float" office:value="0.0637853509979323" calcext:value-type="float">
            <text:p>0.0637853509979323</text:p>
          </table:table-cell>
          <table:table-cell table:style-name="ce30" office:value-type="float" office:value="2.65558415499982" calcext:value-type="float">
            <text:p>2.65558415499982</text:p>
          </table:table-cell>
          <table:table-cell table:style-name="ce30" office:value-type="float" office:value="264.149025113904" calcext:value-type="float">
            <text:p>264.149025113904</text:p>
          </table:table-cell>
          <table:table-cell table:style-name="ce30" office:value-type="float" office:value="437.680438277079" calcext:value-type="float">
            <text:p>437.680438277079</text:p>
          </table:table-cell>
          <table:table-cell table:style-name="ce30" office:value-type="float" office:value="803.274222542997" calcext:value-type="float">
            <text:p>803.274222542997</text:p>
          </table:table-cell>
        </table:table-row>
        <table:table-row table:style-name="ro1">
          <table:covered-table-cell table:style-name="ce30"/>
          <table:table-cell table:style-name="ce30" office:value-type="float" office:value="0.0269245669478551" calcext:value-type="float">
            <text:p>0.0269245669478551</text:p>
          </table:table-cell>
          <table:table-cell table:style-name="ce30" office:value-type="float" office:value="0.0630231969989836" calcext:value-type="float">
            <text:p>0.0630231969989836</text:p>
          </table:table-cell>
          <table:table-cell table:style-name="ce30" office:value-type="float" office:value="2.66712115309201" calcext:value-type="float">
            <text:p>2.66712115309201</text:p>
          </table:table-cell>
          <table:table-cell table:style-name="ce30" office:value-type="float" office:value="262.840071843006" calcext:value-type="float">
            <text:p>262.840071843006</text:p>
          </table:table-cell>
          <table:table-cell table:style-name="ce30" office:value-type="float" office:value="453.895915528992" calcext:value-type="float">
            <text:p>453.895915528992</text:p>
          </table:table-cell>
          <table:table-cell table:style-name="ce30" office:value-type="float" office:value="807.985600578948" calcext:value-type="float">
            <text:p>807.985600578948</text:p>
          </table:table-cell>
        </table:table-row>
        <table:table-row table:style-name="ro1">
          <table:covered-table-cell table:style-name="ce30"/>
          <table:table-cell table:style-name="ce30" office:value-type="float" office:value="0.0290531279752031" calcext:value-type="float">
            <text:p>0.0290531279752031</text:p>
          </table:table-cell>
          <table:table-cell table:style-name="ce30" office:value-type="float" office:value="0.0616429909132421" calcext:value-type="float">
            <text:p>0.0616429909132421</text:p>
          </table:table-cell>
          <table:table-cell table:style-name="ce30" office:value-type="float" office:value="2.68276108102873" calcext:value-type="float">
            <text:p>2.68276108102873</text:p>
          </table:table-cell>
          <table:table-cell table:style-name="ce30" office:value-type="float" office:value="263.570450752974" calcext:value-type="float">
            <text:p>263.570450752974</text:p>
          </table:table-cell>
          <table:table-cell table:style-name="ce30" office:value-type="float" office:value="453.35467363405" calcext:value-type="float">
            <text:p>453.35467363405</text:p>
          </table:table-cell>
          <table:table-cell table:style-name="ce30" office:value-type="float" office:value="808.787455791025" calcext:value-type="float">
            <text:p>808.787455791025</text:p>
          </table:table-cell>
        </table:table-row>
        <table:table-row table:style-name="ro2">
          <table:table-cell table:style-name="ce29" office:value-type="string" calcext:value-type="string">
            <text:p>Number of Measurements</text:p>
            <text:p>Per Sample</text:p>
          </table:table-cell>
          <table:table-cell table:number-columns-repeated="6" table:style-name="ce30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Min</text:p>
          </table:table-cell>
          <table:table-cell table:style-name="ce29" table:formula="of:=MIN([.B3:.B22])/[.B23]" office:value-type="float" office:value="0.00532293140422552" calcext:value-type="float">
            <text:p>0.00532293140422552</text:p>
          </table:table-cell>
          <table:table-cell table:style-name="ce29" table:formula="of:=MIN([.C3:.C22])/[.C23]" office:value-type="float" office:value="0.0119963858043775" calcext:value-type="float">
            <text:p>0.0119963858043775</text:p>
          </table:table-cell>
          <table:table-cell table:style-name="ce29" table:formula="of:=MIN([.D3:.D22])/[.D23]" office:value-type="float" office:value="0.528442545002326" calcext:value-type="float">
            <text:p>0.528442545002326</text:p>
          </table:table-cell>
          <table:table-cell table:style-name="ce29" table:formula="of:=MIN([.E3:.E22])/[.E23]" office:value-type="float" office:value="52.0304685526062" calcext:value-type="float">
            <text:p>52.0304685526062</text:p>
          </table:table-cell>
          <table:table-cell table:style-name="ce29" table:formula="of:=MIN([.F3:.F22])/[.F23]" office:value-type="float" office:value="86.6084266604158" calcext:value-type="float">
            <text:p>86.6084266604158</text:p>
          </table:table-cell>
          <table:table-cell table:style-name="ce29" table:formula="of:=MIN([.G3:.G22])/[.G23]" office:value-type="float" office:value="159.994499407604" calcext:value-type="float">
            <text:p>159.994499407604</text:p>
          </table:table-cell>
        </table:table-row>
        <table:table-row table:style-name="ro1">
          <table:table-cell table:style-name="ce29" office:value-type="string" calcext:value-type="string">
            <text:p>Max</text:p>
          </table:table-cell>
          <table:table-cell table:style-name="ce31" table:formula="of:=MAX([.B3:.B22])/[.B23]" office:value-type="float" office:value="0.00653758978005498" calcext:value-type="float">
            <text:p>0.0065375897800550</text:p>
          </table:table-cell>
          <table:table-cell table:style-name="ce31" table:formula="of:=MAX([.C3:.C22])/[.C23]" office:value-type="float" office:value="0.0132043865974993" calcext:value-type="float">
            <text:p>0.0132043865974993</text:p>
          </table:table-cell>
          <table:table-cell table:style-name="ce31" table:formula="of:=MAX([.D3:.D22])/[.D23]" office:value-type="float" office:value="0.538875958393328" calcext:value-type="float">
            <text:p>0.5388759583933280</text:p>
          </table:table-cell>
          <table:table-cell table:style-name="ce31" table:formula="of:=MAX([.E3:.E22])/[.E23]" office:value-type="float" office:value="53.1679021205986" calcext:value-type="float">
            <text:p>53.1679021205986000</text:p>
          </table:table-cell>
          <table:table-cell table:style-name="ce31" table:formula="of:=MAX([.F3:.F22])/[.F23]" office:value-type="float" office:value="90.7791831057984" calcext:value-type="float">
            <text:p>90.7791831057984000</text:p>
          </table:table-cell>
          <table:table-cell table:style-name="ce31" table:formula="of:=MAX([.G3:.G22])/[.G23]" office:value-type="float" office:value="161.795020980807" calcext:value-type="float">
            <text:p>161.7950209808070000</text:p>
          </table:table-cell>
        </table:table-row>
        <table:table-row table:style-name="ro1">
          <table:table-cell table:style-name="ce25" table:number-columns-repeated="7"/>
        </table:table-row>
        <table:table-row table:style-name="ro3">
          <table:table-cell table:style-name="ce25"/>
          <table:table-cell table:style-name="ce32" table:number-columns-repeated="2"/>
          <table:table-cell table:style-name="ce33"/>
          <table:table-cell table:style-name="ce34" office:value-type="string" calcext:value-type="string">
            <text:p><text:span text:style-name="T3">Difference in Seconds Relative to MC²MKP</text:span>:</text:p>
          </table:table-cell>
          <table:table-cell table:style-name="ce35" table:formula="of:=[.F25]-[.E25]" office:value-type="float" office:value="37.6112809851998" calcext:value-type="float">
            <text:p>37.61</text:p>
          </table:table-cell>
          <table:table-cell table:style-name="ce35" table:formula="of:=[.G25]-[.E25]" office:value-type="float" office:value="108.627118860208" calcext:value-type="float">
            <text:p>108.63</text:p>
          </table:table-cell>
        </table:table-row>
        <table:table-row table:style-name="ro2">
          <table:table-cell table:style-name="ce25"/>
          <table:table-cell table:style-name="ce32" table:number-columns-repeated="2"/>
          <table:table-cell table:style-name="ce33"/>
          <table:table-cell table:style-name="ce34" office:value-type="string" calcext:value-type="string">
            <text:p><text:span text:style-name="T4">Percentage Difference (Gap) Relative to MC²MKP:</text:span></text:p>
          </table:table-cell>
          <table:table-cell table:style-name="ce35" table:formula="of:=(([.F25]-[.E25])/[.E25])*100" office:value-type="float" office:value="70.7405774632365" calcext:value-type="float">
            <text:p>70.74</text:p>
          </table:table-cell>
          <table:table-cell table:style-name="ce35" table:formula="of:=(([.G25]-[.E25])/[.E25])*100" office:value-type="float" office:value="204.309582525588" calcext:value-type="float">
            <text:p>204.31</text:p>
          </table:table-cell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linear_costs_fixed_tasks_timing_experiment_results.A1:linear_costs_fixed_tasks_timing_experiment_results.C841" table:display-filter-buttons="true">
          <table:filter>
            <table:filter-and>
              <table:filter-condition table:value="ECMTC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9:11.891565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22T13:57:53.470902060</dc:date>
    <meta:editing-duration>PT12M56S</meta:editing-duration>
    <meta:editing-cycles>10</meta:editing-cycles>
    <meta:document-statistic meta:table-count="2" meta:cell-count="3525" meta:object-count="0"/>
  </office:meta>
</office:document-meta>
</file>